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uildALab</text:p>
          </table:table-cell>
          <table:table-cell office:value-type="string" calcext:value-type="string">
            <text:p>PassiveVoice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9">00/00/0000</text:date>, <text:time style:data-style-name="N2" text:time-value="08:46:38.69877016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08-25T14:33:50</meta:creation-date>
    <dc:date>2020-10-09T09:17:48.801827615</dc:date>
    <meta:editing-duration>PT14H38M12S</meta:editing-duration>
    <meta:editing-cycles>48</meta:editing-cycles>
    <meta:document-statistic meta:table-count="1" meta:cell-count="211" meta:object-count="0"/>
  </office:meta>
</office:document-meta>
</file>